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4000000CE42F575AED558DDB8.png" manifest:media-type="image/png"/>
  <manifest:file-entry manifest:full-path="Pictures/10000000000000E1000000E18C76F447790307A7.png" manifest:media-type="image/png"/>
  <manifest:file-entry manifest:full-path="Pictures/10000000000000F7000000CCA1137B1F3E7DFA23.png" manifest:media-type="image/png"/>
  <manifest:file-entry manifest:full-path="Pictures/1000000000000103000000C20DD4980473C87B17.jpg" manifest:media-type="image/jpeg"/>
  <manifest:file-entry manifest:full-path="Pictures/1000000000000109000000BE6C6A6B72F3AFBAA7.jpg" manifest:media-type="image/jpeg"/>
  <manifest:file-entry manifest:full-path="Pictures/1000000000000106000000C03BD949249580BEFB.jpg" manifest:media-type="image/jpeg"/>
  <manifest:file-entry manifest:full-path="Pictures/1000000000000136000000A3074A4A86157C2FDE.png" manifest:media-type="image/png"/>
  <manifest:file-entry manifest:full-path="Pictures/10000000000001D50000006B1BA3AEDB1E99D564.png" manifest:media-type="image/png"/>
  <manifest:file-entry manifest:full-path="Pictures/1000000000000384000001CCB237BC293524CFB4.jpg" manifest:media-type="image/jpeg"/>
  <manifest:file-entry manifest:full-path="Pictures/1000000000000117000000B56D6F00E96491D80F.jpg" manifest:media-type="image/jpeg"/>
  <manifest:file-entry manifest:full-path="Pictures/100000000000013E0000009FA3BF6E52CF78A154.png" manifest:media-type="image/png"/>
  <manifest:file-entry manifest:full-path="Pictures/10000000000000E1000000E107EFDAC2ADC709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84cm" svg:height="3.304cm" svg:x="6.4cm" svg:y="1.641cm">
          <draw:image xlink:href="Pictures/1000000000000136000000A3074A4A86157C2FDE.png" xlink:type="simple" xlink:show="embed" xlink:actuate="onLoad">
            <text:p/>
          </draw:image>
        </draw:frame>
        <draw:line draw:style-name="gr2" draw:text-style-name="P2" draw:layer="layout" svg:x1="8.747cm" svg:y1="5.064cm" svg:x2="4.175cm" svg:y2="11.033cm">
          <text:p/>
        </draw:line>
        <draw:frame draw:style-name="gr1" draw:text-style-name="P1" draw:layer="layout" svg:width="12.065cm" svg:height="8.841cm" svg:x="4.556cm" svg:y="18.907cm">
          <draw:image xlink:href="Pictures/1000000000000106000000C03BD949249580BEFB.jpg" xlink:type="simple" xlink:show="embed" xlink:actuate="onLoad">
            <text:p/>
          </draw:image>
        </draw:frame>
        <draw:frame draw:style-name="gr1" draw:text-style-name="P1" draw:layer="layout" svg:width="6.491cm" svg:height="4.211cm" svg:x="1cm" svg:y="11.775cm">
          <draw:image xlink:href="Pictures/1000000000000117000000B56D6F00E96491D80F.jpg" xlink:type="simple" xlink:show="embed" xlink:actuate="onLoad">
            <text:p/>
          </draw:image>
        </draw:frame>
        <draw:frame draw:style-name="gr1" draw:text-style-name="P1" draw:layer="layout" svg:width="2.369cm" svg:height="1.184cm" draw:transform="rotate (0.0155334303427495) translate (1.534cm 14.802cm)">
          <draw:image xlink:href="Pictures/100000000000013E0000009FA3BF6E52CF78A154.png" xlink:type="simple" xlink:show="embed" xlink:actuate="onLoad">
            <text:p/>
          </draw:image>
        </draw:frame>
        <draw:frame draw:style-name="gr1" draw:text-style-name="P1" draw:layer="layout" svg:width="1.397cm" svg:height="1.397cm" svg:x="11.16cm" svg:y="20.558cm">
          <draw:image xlink:href="Pictures/10000000000000E1000000E107EFDAC2ADC7092D.jpg" xlink:type="simple" xlink:show="embed" xlink:actuate="onLoad">
            <text:p/>
          </draw:image>
        </draw:frame>
        <draw:frame draw:style-name="gr1" draw:text-style-name="P1" draw:layer="layout" svg:width="1.905cm" svg:height="0.973cm" draw:transform="skewX (0.0010471975511966) rotate (0.000523598775598299) translate (13.446cm 20.754cm)">
          <draw:image xlink:href="Pictures/1000000000000384000001CCB237BC293524CFB4.jpg" xlink:type="simple" xlink:show="embed" xlink:actuate="onLoad">
            <text:p/>
          </draw:image>
        </draw:frame>
        <draw:frame draw:style-name="gr1" draw:text-style-name="P1" draw:layer="layout" svg:width="5.426cm" svg:height="4.064cm" svg:x="14.574cm" svg:y="12.176cm">
          <draw:image xlink:href="Pictures/1000000000000103000000C20DD4980473C87B17.jpg" xlink:type="simple" xlink:show="embed" xlink:actuate="onLoad">
            <text:p/>
          </draw:image>
        </draw:frame>
        <draw:frame draw:style-name="gr1" draw:text-style-name="P1" draw:layer="layout" svg:width="1.738cm" svg:height="0.888cm" draw:transform="rotate (0.000523598775598299) translate (16.661cm 14.717cm)">
          <draw:image xlink:href="Pictures/1000000000000384000001CCB237BC293524CFB4.jpg" xlink:type="simple" xlink:show="embed" xlink:actuate="onLoad">
            <text:p/>
          </draw:image>
        </draw:frame>
        <draw:frame draw:style-name="gr1" draw:text-style-name="P1" draw:layer="layout" svg:width="1.27cm" svg:height="1.27cm" svg:x="15.224cm" svg:y="12.557cm">
          <draw:image xlink:href="Pictures/10000000000000E1000000E107EFDAC2ADC7092D.jpg" xlink:type="simple" xlink:show="embed" xlink:actuate="onLoad">
            <text:p/>
          </draw:image>
        </draw:frame>
        <draw:line draw:style-name="gr2" draw:text-style-name="P2" draw:layer="layout" svg:x1="6.969cm" svg:y1="23.733cm" svg:x2="5.445cm" svg:y2="18.399cm">
          <text:p/>
        </draw:line>
        <draw:line draw:style-name="gr2" draw:text-style-name="P2" draw:layer="layout" svg:x1="15.986cm" svg:y1="18.78cm" svg:x2="16.494cm" svg:y2="17.51cm">
          <text:p/>
        </draw:line>
        <draw:line draw:style-name="gr2" draw:text-style-name="P2" draw:layer="layout" svg:x1="10.525cm" svg:y1="5.318cm" svg:x2="14.081cm" svg:y2="11.287cm">
          <text:p/>
        </draw:line>
        <draw:line draw:style-name="gr2" draw:text-style-name="P2" draw:layer="layout" svg:x1="7.731cm" svg:y1="14.462cm" svg:x2="9.255cm" svg:y2="14.462cm">
          <text:p/>
        </draw:line>
        <draw:frame draw:style-name="gr1" draw:text-style-name="P1" draw:layer="layout" svg:width="2.286cm" svg:height="1.168cm" draw:transform="skewX (0.000872664625997165) rotate (0.000523598775598299) translate (4.556cm 12.405cm)">
          <draw:image xlink:href="Pictures/1000000000000384000001CCB237BC293524CFB4.jpg" xlink:type="simple" xlink:show="embed" xlink:actuate="onLoad">
            <text:p/>
          </draw:image>
        </draw:frame>
        <draw:frame draw:style-name="gr3" draw:text-style-name="P3" draw:layer="layout" svg:width="0.762cm" svg:height="1.016cm" svg:x="16.621cm" svg:y="21.193cm">
          <draw:text-box>
            <text:p>1</text:p>
          </draw:text-box>
        </draw:frame>
        <draw:frame draw:style-name="gr3" draw:text-style-name="P3" draw:layer="layout" svg:width="0.762cm" svg:height="1.016cm" svg:x="1.762cm" svg:y="10.525cm">
          <draw:text-box>
            <text:p>2</text:p>
          </draw:text-box>
        </draw:frame>
        <draw:frame draw:style-name="gr3" draw:text-style-name="P3" draw:layer="layout" svg:width="0.762cm" svg:height="1.016cm" svg:x="13.827cm" svg:y="2.397cm">
          <draw:text-box>
            <text:p>3</text:p>
          </draw:text-box>
        </draw:frame>
        <draw:frame draw:style-name="gr3" draw:text-style-name="P3" draw:layer="layout" svg:width="0.762cm" svg:height="1.016cm" svg:x="15.986cm" svg:y="10.652cm">
          <draw:text-box>
            <text:p>4</text:p>
          </draw:text-box>
        </draw:frame>
        <draw:frame draw:style-name="gr4" draw:text-style-name="P2" draw:layer="layout" svg:width="2.067cm" svg:height="1.482cm" draw:transform="rotate (0.00383972435438752) translate (9.464cm 13.234cm)">
          <draw:image xlink:href="Pictures/1000000000000109000000BE6C6A6B72F3AFBAA7.jpg" xlink:type="simple" xlink:show="embed" xlink:actuate="onLoad">
            <text:p/>
          </draw:image>
        </draw:frame>
        <draw:frame draw:style-name="gr4" draw:text-style-name="P2" draw:layer="layout" svg:width="2.907cm" svg:height="0.663cm" svg:x="9.047cm" svg:y="14.843cm">
          <draw:image xlink:href="Pictures/10000000000001D50000006B1BA3AEDB1E99D564.png" xlink:type="simple" xlink:show="embed" xlink:actuate="onLoad">
            <text:p/>
          </draw:image>
        </draw:frame>
        <draw:line draw:style-name="gr2" draw:text-style-name="P2" draw:layer="layout" svg:x1="12.811cm" svg:y1="14.462cm" svg:x2="15.224cm" svg:y2="14.462cm">
          <text:p/>
        </draw:line>
        <draw:line draw:style-name="gr2" draw:text-style-name="P2" draw:layer="layout" svg:x1="11.414cm" svg:y1="18.526cm" svg:x2="10.779cm" svg:y2="16.494cm">
          <text:p/>
        </draw:line>
        <draw:frame draw:style-name="gr4" draw:text-style-name="P2" draw:layer="layout" svg:width="1.397cm" svg:height="1.397cm" svg:x="16.748cm" svg:y="12.938cm">
          <draw:image xlink:href="Pictures/10000000000000E1000000E18C76F447790307A7.png" xlink:type="simple" xlink:show="embed" xlink:actuate="onLoad">
            <text:p/>
          </draw:image>
        </draw:frame>
        <draw:frame draw:style-name="gr4" draw:text-style-name="P2" draw:layer="layout" svg:width="2.499cm" svg:height="2.064cm" svg:x="12.811cm" svg:y="22.082cm">
          <draw:image xlink:href="Pictures/10000000000000F7000000CCA1137B1F3E7DFA23.png" xlink:type="simple" xlink:show="embed" xlink:actuate="onLoad">
            <text:p/>
          </draw:image>
        </draw:frame>
        <draw:frame draw:style-name="gr4" draw:text-style-name="P2" draw:layer="layout" svg:width="1.724cm" svg:height="1.455cm" svg:x="1.762cm" svg:y="12.499cm">
          <draw:image xlink:href="Pictures/10000000000000F4000000CE42F575AED558DDB8.png" xlink:type="simple" xlink:show="embed" xlink:actuate="onLoad">
            <text:p/>
          </draw:image>
        </draw:frame>
        <draw:frame draw:style-name="gr1" draw:text-style-name="P1" draw:layer="layout" svg:width="1.27cm" svg:height="1.27cm" svg:x="6.207cm" svg:y="14.589cm">
          <draw:image xlink:href="Pictures/10000000000000E1000000E107EFDAC2ADC7092D.jpg" xlink:type="simple" xlink:show="embed" xlink:actuate="onLoad">
            <text:p/>
          </draw:image>
        </draw:frame>
        <draw:line draw:style-name="gr2" draw:text-style-name="P2" draw:layer="layout" svg:x1="10.017cm" svg:y1="12.049cm" svg:x2="9.763cm" svg:y2="5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3:02:58.826965708</meta:creation-date>
    <dc:date>2020-08-02T13:36:04.114580047</dc:date>
    <meta:editing-duration>PT7M2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